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7cd7" officeooo:paragraph-rsid="00117c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c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8T16:26:06.753000000</meta:creation-date>
    <dc:date>2023-08-18T16:26:20.203000000</dc:date>
    <meta:editing-duration>PT14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7.5.4.2$Windows_X86_64 LibreOffice_project/36ccfdc35048b057fd9854c757a8b67ec53977b6</meta:generator>
  </office:meta>
</office:document-meta>
</file>